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L5">
      <style:text-properties fo:font-weight="normal" fo:background-color="#ff0000"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7">
      <style:text-properties fo:font-weight="normal" style:font-weight-asian="normal" style:font-weight-complex="normal"/>
    </style:style>
    <style:style style:name="P34" style:family="paragraph" style:parent-style-name="Standard">
      <style:text-properties fo:background-color="#33cc66"/>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6">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5">
      <style:text-properties fo:background-color="#ff00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6">
      <style:paragraph-properties fo:margin-left="-0.5035in" fo:margin-right="0in" fo:text-indent="0in" style:auto-text-indent="false"/>
      <style:text-properties fo:background-color="#ff0000"/>
    </style:style>
    <style:style style:name="P49"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item>
          <text:p text:style-name="P26">Groupings requires a little bit different validation of the fields which might be refined while grouping instantiating</text:p>
        </text:list-item>
      </text:list>
      <text:p text:style-name="P3"/>
      <text:p text:style-name="P21">SCANNER ISSUES:</text:p>
      <text:list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text:soft-page-break/>Within a double quoted string (enclosed within " "), a backslash character introduces a special character, which depends on the <text:s/>character that immediately follows the backslash: </text:p>
          <text:p text:style-name="P35"><text:s text:c="3"/>\n <text:s text:c="5"/>new line </text:p>
          <text:p text:style-name="P35"><text:s text:c="4"/>\t <text:s text:c="5"/>a tab character </text:p>
          <text:p text:style-name="P35"><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6"/>
        </text:list-item>
        <text:list-item>
          <text:p text:style-name="P36"><text:s/>If a double quoted string contains whitespace before a line break, <text:s text:c="2"/>this trailing whitespace is stripped from the string (RFC page 136). </text:p>
          <text:p text:style-name="P36"/>
          <text:p text:style-name="P45">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1"><text:span text:style-name="T7">Module or submodule MUST include only submodules from the same module. </text:span><text:span text:style-name="T15">YANG modules and submodules are typically stored in files, one module or submodule per file, with the name of the file on the form: </text:span></text:p>
          <text:p text:style-name="P42"><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4"/><text:bookmark-start text:name="DDE_LINK235"/><text:span text:style-name="T7">If one of the referenced leafs represents configuration data, then all of the referenced leafs MUST represent configuration data.</text:span><text:bookmark-end text:name="DDE_LINK234"/><text:bookmark-end text:name="DDE_LINK235"/><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1"/><text:bookmark-start text:name="DDE_LINK243"/><text:span text:style-name="T7">The "default" statement MUST NOT be present on choices where "mandatory" is true</text:span><text:bookmark-end text:name="DDE_LINK241"/><text:bookmark-end text:name="DDE_LINK243"/><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29"><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30">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S AND RESTRICTIONS</text:p>
      <text:list text:style-name="L2">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text:soft-page-break/>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PECIFICATION ISSUES</text:p>
      <text:list text:style-name="L4">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0">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7"><text:s text:c="25"/>"}" </text:p>
          <text:p text:style-name="P48"><text:soft-page-break/>ISSUES:</text:p>
        </text:list-header>
      </text:list>
      <text:list text:style-name="L5">
        <text:list-item text:start-value="1">
          <text:p text:style-name="P31">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text:bookmark-start text:name="DDE_LINK239"/>position-stmt<text:bookmark-end text:name="DDE_LINK239"/> <text:s text:c="9"/>= position-keyword sep position-value-arg-str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text:bookmark-start text:name="DDE_LINK236"/>ordered-by-stmt<text:bookmark-end text:name="DDE_LINK155"/><text:bookmark-end text:name="DDE_LINK236"/>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oft-page-break/><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text:bookmark-start text:name="DDE_LINK242"/>default-stmt<text:bookmark-end text:name="DDE_LINK242"/>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oft-page-break/><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text:bookmark-start text:name="DDE_LINK207"/>case-data-def-stmt<text:bookmark-end text:name="DDE_LINK196"/><text:bookmark-end text:name="DDE_LINK207"/>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6">refine-stmt <text:s text:c="11"/>= refine-keyword sep <text:bookmark-start text:name="DDE_LINK248"/>refine-arg-str<text:bookmark-end text:name="DDE_LINK248"/>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oft-page-break/><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text:bookmark-start text:name="DDE_LINK249"/>descendant-schema-nodeid<text:bookmark-end text:name="DDE_LINK172"/><text:bookmark-end text:name="DDE_LINK173"/><text:bookmark-end text:name="DDE_LINK249"/>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17"><text:s text:c="25"/>[min-elements-stmt stmtsep] </text:p>
      <text:p text:style-name="P17"><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oft-page-break/><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oft-page-break/><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oft-page-break/><text:span text:style-name="T7">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text:soft-page-break/>;;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4">;; Instance Identifiers </text:p>
      <text:p text:style-name="Standard"><text:soft-page-break/></text:p>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text:soft-page-break/>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text:soft-page-break/>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text:soft-page-break/>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oft-page-break/><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oft-page-break/><text:s text:c="3"/>| <text:s text:c="20"/><text:tab/>| <text:s text:c="12"/><text:tab/>| identity <text:s text:c="21"/><text:tab/> | </text:p>
      <text:p text:style-name="P13"><text:s text:c="3"/>| <text:bookmark-start text:name="DDE_LINK203"/><text:bookmark-start text:name="DDE_LINK199"/>instance-identifier<text:bookmark-end text:name="DDE_LINK203"/><text:bookmark-end text:name="DDE_LINK199"/>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3">If "config" is not specified, the default is the same as the parent node's (in the data model) "config" value. <text:s/>If the top node does not specify a "config" statement, the default is "true". </text:p>
        </text:list-item>
        <text:list-item>
          <text:p text:style-name="P44">status</text:p>
          <text:p text:style-name="P33">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1T12:31:47</dc:date>
    <meta:editing-cycles>1007</meta:editing-cycles>
    <meta:editing-duration>P6DT23H19M8S</meta:editing-duration>
    <meta:user-defined meta:name="Info 1"/>
    <meta:user-defined meta:name="Info 2"/>
    <meta:user-defined meta:name="Info 3"/>
    <meta:user-defined meta:name="Info 4"/>
    <meta:document-statistic meta:table-count="0" meta:image-count="0" meta:object-count="0" meta:page-count="26" meta:paragraph-count="869" meta:word-count="5353" meta:character-count="51900"/>
  </office:meta>
</office:document-meta>
</file>